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Calibri1" fo:font-size="11pt" fo:font-weight="bold" fo:background-color="transparent" style:font-name-asian="Calibri1" style:font-weight-asian="bold" style:font-name-complex="Calibri1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unday Surprise</text:p>
      <text:p text:style-name="P1"><text:s/></text:p>
      <text:p text:style-name="P1">Tournoi Sunday Surprise</text:p>
      <text:p text:style-name="P1"/>
      <text:p text:style-name="P1">Énorme, extravagant, abracadabrantesque: les qualificatifs manquent pour décrire le lot que rem<text:span text:style-name="T1">porte le vainqueur de ce tournoi qui a lieu sur winamax.fr, chaque dimanche à 20h30. Et évidemment, c'est ... en plus de la dotation garantie de 40 000€ !</text:span></text:p>
      <text:p text:style-name="P2"><text:s/></text:p>
      <text:p text:style-name="P1">Bali et les dragons de Komodo</text:p>
      <text:p text:style-name="P1">Bali et les dragons de Komodo...</text:p>
      <text:p text:style-name="P1">En plus des 40 000€ garantis !</text:p>
      <text:p text:style-name="P1">Dimanche 31 août à 20h30 – Inscription 10€</text:p>
      <text:p text:style-name="P1"/>
      <text:p text:style-name="P1">Vous avez toujours rêvé de voir un vrai dragon ? Le Sunday Surprise, générateur de merveilles hebdomadaires, vous invite à découvrir l’animal qui s’en rapproche le plus, le Dragon de Komodo. Pour cela, vous serez forcé de vous rendre dans son habitat naturel, en Indonésie, sur l’île de Komodo. </text:p>
      <text:p text:style-name="P1"/>
      <text:p text:style-name="P1">Vous passerez deux jours dans le Parc National de Komodo, accompagné de rangers locaux et découvrirez la faune spectaculaire de ce petit bout du monde : cerfs, buffles, macaques, des centaines d’espèces d’oiseaux et le fameux Dragon de Komodo, une bête qui peut vivre plus de 50 ans et peser plus de 70 kilos. </text:p>
      <text:p text:style-name="P1"/>
      <text:p text:style-name="P1">Vous profiterez ensuite de la sublime carte postale offerte par l’ile de Bali et ses habitants, avec la personne de votre choix… à l’unique condition de bien vouloir remporter le Sunday Surprise de dimanche !</text:p>
      <text:p text:style-name="P1"><text:s/></text:p>
      <text:p text:style-name="P1">Détails du lot :</text:p>
      <text:p text:style-name="P1">Séjour d’une semaine pour deux personnes à Bali</text:p>
      <text:p text:style-name="P1">A/R Paris – Denpasar pour deux personnes</text:p>
      <text:p text:style-name="P1">Hébergements en hôtels 3 et 4* avec petits déjeuners inclus</text:p>
      <text:p text:style-name="P1">Excursion de deux jours sur l’île de Komodo. A/R en avion et hébergements sur place inclus. Excursion encadrée par des rangers du Parc National de Kom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06:03:38</dc:date>
    <meta:editing-duration>P0D</meta:editing-duration>
    <meta:editing-cycles>1</meta:editing-cycles>
    <meta:document-statistic meta:table-count="0" meta:image-count="0" meta:object-count="0" meta:page-count="1" meta:paragraph-count="18" meta:word-count="266" meta:character-count="1555" meta:non-whitespace-character-count="1299"/>
    <meta:generator>LibreOffice/3.5$Linux_x86 LibreOffice_project/350m1$Build-2</meta:generator>
  </office:meta>
</office:document-meta>
</file>